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37">
      <style:text-properties style:font-name="F" style:font-name-asian="F" style:font-name-complex="F" fo:font-size="12pt" style:font-size-asian="12pt" style:font-size-complex="12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justify"/>
      <style:text-properties style:font-name="F" style:font-name-asian="F" style:font-name-complex="F" fo:font-size="12pt" style:font-size-asian="12pt" style:font-size-complex="12pt"/>
    </style:style>
    <style:style style:name="ce9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shapes>
          <draw:frame draw:z-index="1" draw:id="id0" draw:style-name="a0" draw:name="Graphique 1" svg:x="11.81826in" svg:y="2.85417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1.78189in" svg:y="7.14606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phique 3" svg:x="11.84585in" svg:y="17.1268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aphique 4" svg:x="11.79076in" svg:y="12.5502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Graphique 5" svg:x="2.46742in" svg:y="9.97904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Graphique 6" svg:x="2.04961in" svg:y="0.20906in" svg:width="6.30276in" svg:height="3.54488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16368" table:default-cell-style-name="ce1"/>
        <table:table-row table:style-name="ro1">
          <table:table-cell office:value-type="string" table:style-name="ce2">
            <text:p>dysfonctionnemen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</text:p>
          </table:table-cell>
          <table:table-cell office:value-type="string" table:style-name="ce1">
            <text:p>fiabilité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3">
            <text:p>1,000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98367115834600005" table:style-name="ce3">
            <text:p>0,984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0.96526554910700002" table:style-name="ce3">
            <text:p>0,965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0.94763660792500004" table:style-name="ce3">
            <text:p>0,94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0.93103565422800005" table:style-name="ce3">
            <text:p>0,931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0.91462245432800005" table:style-name="ce3">
            <text:p>0,915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0.89822620307000001" table:style-name="ce3">
            <text:p>0,89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0.88213467898999998" table:style-name="ce3">
            <text:p>0,882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0.86677102451999999" table:style-name="ce3">
            <text:p>0,86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0.85190643444000003" table:style-name="ce3">
            <text:p>0,852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.83749925865999997" table:style-name="ce3">
            <text:p>0,83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0.82367167453000001" table:style-name="ce3">
            <text:p>0,824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0.81034539126000005" table:style-name="ce3">
            <text:p>0,810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0.79720613798999995" table:style-name="ce3">
            <text:p>0,79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0.78416220688000005" table:style-name="ce3">
            <text:p>0,784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0.77141613454000002" table:style-name="ce3">
            <text:p>0,771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0.75908493660999998" table:style-name="ce3">
            <text:p>0,759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0.74693925163999997" table:style-name="ce3">
            <text:p>0,74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0.73501848873999998" table:style-name="ce3">
            <text:p>0,73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0.72326398968000005" table:style-name="ce3">
            <text:p>0,723</text:p>
          </table:table-cell>
          <table:table-cell table:style-name="ce3"/>
          <table:table-cell office:value-type="string" table:style-name="ce1">
            <text:p>défaillanc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édale</text:p>
          </table:table-cell>
          <table:table-cell office:value-type="string" table:style-name="ce1">
            <text:p>piston</text:p>
          </table:table-cell>
          <table:table-cell office:value-type="string" table:style-name="ce1">
            <text:p>maître-cylindre</text:p>
          </table:table-cell>
          <table:table-cell office:value-type="string" table:style-name="ce1">
            <text:p>liquide</text:p>
          </table:table-cell>
          <table:table-cell office:value-type="string" table:style-name="ce1">
            <text:p>réservoir</text:p>
          </table:table-cell>
          <table:table-cell office:value-type="string" table:style-name="ce1">
            <text:p>capteur</text:p>
          </table:table-cell>
          <table:table-cell office:value-type="string" table:style-name="ce1">
            <text:p>calculateur</text:p>
          </table:table-cell>
          <table:table-cell office:value-type="string" table:style-name="ce1">
            <text:p>actionneur</text:p>
          </table:table-cell>
          <table:table-cell office:value-type="string" table:style-name="ce1">
            <text:p>valve</text:p>
          </table:table-cell>
          <table:table-cell office:value-type="string" table:style-name="ce1">
            <text:p>disque frein</text:p>
          </table:table-cell>
          <table:table-cell table:number-columns-repeated="1636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0.71173624499999999" table:style-name="ce3">
            <text:p>0,712</text:p>
          </table:table-cell>
          <table:table-cell office:value-type="string" table:style-name="ce9">
            <text:p>-----&gt; à T = 2000 ut</text:p>
          </table:table-cell>
          <table:table-cell office:value-type="float" office:value="0.28826375500000001" table:style-name="ce3">
            <text:p>0,288</text:p>
          </table:table-cell>
          <table:table-cell office:value-type="float" office:value="0.28270740854300003" table:style-name="ce4">
            <text:p>0,2827</text:p>
          </table:table-cell>
          <table:table-cell office:value-type="float" office:value="8.5487107121999997E-3" table:style-name="ce4">
            <text:p>0,0085</text:p>
          </table:table-cell>
          <table:table-cell office:value-type="float" office:value="7.9094040451000002E-3" table:style-name="ce4">
            <text:p>0,0079</text:p>
          </table:table-cell>
          <table:table-cell office:value-type="float" office:value="9.3980578641999993E-3" table:style-name="ce4">
            <text:p>0,0094</text:p>
          </table:table-cell>
          <table:table-cell office:value-type="float" office:value="1.4402717544E-2" table:style-name="ce4">
            <text:p>0,0144</text:p>
          </table:table-cell>
          <table:table-cell office:value-type="float" office:value="8.8045196248000002E-3" table:style-name="ce4">
            <text:p>0,0088</text:p>
          </table:table-cell>
          <table:table-cell office:value-type="float" office:value="3.9781094864E-2" table:style-name="ce4">
            <text:p>0,0398</text:p>
          </table:table-cell>
          <table:table-cell office:value-type="float" office:value="0.11651511332" table:style-name="ce4">
            <text:p>0,1165</text:p>
          </table:table-cell>
          <table:table-cell office:value-type="float" office:value="2.283280846E-3" table:style-name="ce4">
            <text:p>0,0023</text:p>
          </table:table-cell>
          <table:table-cell office:value-type="float" office:value="6.5877350180000002E-2" table:style-name="ce4">
            <text:p>0,0659</text:p>
          </table:table-cell>
          <table:table-cell office:value-type="float" office:value="9.1871595426999998E-3" table:style-name="ce4">
            <text:p>0,0092</text:p>
          </table:table-cell>
          <table:table-cell table:number-columns-repeated="16369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float" office:value="0.70036578096000002" table:style-name="ce3">
            <text:p>0,700</text:p>
          </table:table-cell>
          <table:table-cell table:style-name="ce3"/>
          <table:table-cell table:style-name="ce1"/>
          <table:table-cell office:value-type="float" office:value="100" table:style-name="ce5">
            <text:p>100,00</text:p>
          </table:table-cell>
          <table:table-cell office:value-type="float" office:value="3.02387219219256" table:style-name="ce5">
            <text:p>3,02</text:p>
          </table:table-cell>
          <table:table-cell office:value-type="float" office:value="2.7977349747794" table:style-name="ce5">
            <text:p>2,80</text:p>
          </table:table-cell>
          <table:table-cell office:value-type="float" office:value="3.3243054763351001" table:style-name="ce5">
            <text:p>3,32</text:p>
          </table:table-cell>
          <table:table-cell office:value-type="float" office:value="5.0945667176632696" table:style-name="ce5">
            <text:p>5,09</text:p>
          </table:table-cell>
          <table:table-cell office:value-type="float" office:value="3.11435758623242" table:style-name="ce5">
            <text:p>3,11</text:p>
          </table:table-cell>
          <table:table-cell office:value-type="float" office:value="14.071472363961499" table:style-name="ce5">
            <text:p>14,07</text:p>
          </table:table-cell>
          <table:table-cell office:value-type="float" office:value="41.214028992196702" table:style-name="ce5">
            <text:p>41,21</text:p>
          </table:table-cell>
          <table:table-cell office:value-type="float" office:value="0.80764804069600904" table:style-name="ce5">
            <text:p>0,81</text:p>
          </table:table-cell>
          <table:table-cell office:value-type="float" office:value="23.302307682531101" table:style-name="ce5">
            <text:p>23,30</text:p>
          </table:table-cell>
          <table:table-cell office:value-type="float" office:value="3.2497059734119502" table:style-name="ce5">
            <text:p>3,25</text:p>
          </table:table-cell>
          <table:table-cell table:number-columns-repeated="16369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float" office:value="0.68913688871000001" table:style-name="ce3">
            <text:p>0,689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300" table:style-name="ce1">
            <text:p>2300</text:p>
          </table:table-cell>
          <table:table-cell office:value-type="float" office:value="0.67806547811999995" table:style-name="ce3">
            <text:p>0,67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400" table:style-name="ce1">
            <text:p>2400</text:p>
          </table:table-cell>
          <table:table-cell office:value-type="float" office:value="0.66719227565000006" table:style-name="ce3">
            <text:p>0,66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500" table:style-name="ce1">
            <text:p>2500</text:p>
          </table:table-cell>
          <table:table-cell office:value-type="float" office:value="0.65659916466000001" table:style-name="ce3">
            <text:p>0,65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0.64633848053999998" table:style-name="ce3">
            <text:p>0,646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700" table:style-name="ce1">
            <text:p>2700</text:p>
          </table:table-cell>
          <table:table-cell office:value-type="float" office:value="0.63634860115000003" table:style-name="ce3">
            <text:p>0,636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800" table:style-name="ce1">
            <text:p>2800</text:p>
          </table:table-cell>
          <table:table-cell office:value-type="float" office:value="0.62660114210999995" table:style-name="ce3">
            <text:p>0,62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900" table:style-name="ce1">
            <text:p>2900</text:p>
          </table:table-cell>
          <table:table-cell office:value-type="float" office:value="0.61705600621000001" table:style-name="ce3">
            <text:p>0,61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0.60768803110000003" table:style-name="ce3">
            <text:p>0,60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100" table:style-name="ce1">
            <text:p>3100</text:p>
          </table:table-cell>
          <table:table-cell office:value-type="float" office:value="0.59850849855999999" table:style-name="ce3">
            <text:p>0,599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200" table:style-name="ce1">
            <text:p>3200</text:p>
          </table:table-cell>
          <table:table-cell office:value-type="float" office:value="0.58949326868999996" table:style-name="ce3">
            <text:p>0,589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300" table:style-name="ce1">
            <text:p>3300</text:p>
          </table:table-cell>
          <table:table-cell office:value-type="float" office:value="0.58067376693999995" table:style-name="ce3">
            <text:p>0,581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400" table:style-name="ce1">
            <text:p>3400</text:p>
          </table:table-cell>
          <table:table-cell office:value-type="float" office:value="0.57208152809000001" table:style-name="ce3">
            <text:p>0,572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500" table:style-name="ce1">
            <text:p>3500</text:p>
          </table:table-cell>
          <table:table-cell office:value-type="float" office:value="0.5637073843" table:style-name="ce3">
            <text:p>0,564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600" table:style-name="ce1">
            <text:p>3600</text:p>
          </table:table-cell>
          <table:table-cell office:value-type="float" office:value="0.55549965396000001" table:style-name="ce3">
            <text:p>0,55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700" table:style-name="ce1">
            <text:p>3700</text:p>
          </table:table-cell>
          <table:table-cell office:value-type="float" office:value="0.54752782279000001" table:style-name="ce3">
            <text:p>0,54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800" table:style-name="ce1">
            <text:p>3800</text:p>
          </table:table-cell>
          <table:table-cell office:value-type="float" office:value="0.53972872063999999" table:style-name="ce3">
            <text:p>0,540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900" table:style-name="ce1">
            <text:p>3900</text:p>
          </table:table-cell>
          <table:table-cell office:value-type="float" office:value="0.53208171870999998" table:style-name="ce3">
            <text:p>0,532</text:p>
          </table:table-cell>
          <table:table-cell table:style-name="ce3"/>
          <table:table-cell office:value-type="string" table:style-name="ce1">
            <text:p>défaillanc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édale</text:p>
          </table:table-cell>
          <table:table-cell office:value-type="string" table:style-name="ce1">
            <text:p>piston</text:p>
          </table:table-cell>
          <table:table-cell office:value-type="string" table:style-name="ce1">
            <text:p>maître-cylindre</text:p>
          </table:table-cell>
          <table:table-cell office:value-type="string" table:style-name="ce1">
            <text:p>liquide</text:p>
          </table:table-cell>
          <table:table-cell office:value-type="string" table:style-name="ce1">
            <text:p>réservoir</text:p>
          </table:table-cell>
          <table:table-cell office:value-type="string" table:style-name="ce1">
            <text:p>capteur</text:p>
          </table:table-cell>
          <table:table-cell office:value-type="string" table:style-name="ce1">
            <text:p>calculateur</text:p>
          </table:table-cell>
          <table:table-cell office:value-type="string" table:style-name="ce1">
            <text:p>actionneur</text:p>
          </table:table-cell>
          <table:table-cell office:value-type="string" table:style-name="ce1">
            <text:p>valve</text:p>
          </table:table-cell>
          <table:table-cell office:value-type="string" table:style-name="ce1">
            <text:p>disque frein</text:p>
          </table:table-cell>
          <table:table-cell table:number-columns-repeated="16369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0.52459125780000004" table:style-name="ce3">
            <text:p>0,525</text:p>
          </table:table-cell>
          <table:table-cell office:value-type="string" table:style-name="ce9">
            <text:p>-----&gt; à T = 4000 ut</text:p>
          </table:table-cell>
          <table:table-cell office:value-type="float" office:value="0.47540874220000001" table:style-name="ce3">
            <text:p>0,475</text:p>
          </table:table-cell>
          <table:table-cell office:value-type="float" office:value="0.46274045431490002" table:style-name="ce4">
            <text:p>0,4627</text:p>
          </table:table-cell>
          <table:table-cell office:value-type="float" office:value="1.5206963453000001E-2" table:style-name="ce4">
            <text:p>0,0152</text:p>
          </table:table-cell>
          <table:table-cell office:value-type="float" office:value="1.3979130866E-2" table:style-name="ce4">
            <text:p>0,0140</text:p>
          </table:table-cell>
          <table:table-cell office:value-type="float" office:value="1.4451718331999999E-2" table:style-name="ce4">
            <text:p>0,0145</text:p>
          </table:table-cell>
          <table:table-cell office:value-type="float" office:value="2.8189279979E-2" table:style-name="ce4">
            <text:p>0,0282</text:p>
          </table:table-cell>
          <table:table-cell office:value-type="float" office:value="1.3772002377000001E-2" table:style-name="ce4">
            <text:p>0,0138</text:p>
          </table:table-cell>
          <table:table-cell office:value-type="float" office:value="6.4706150985000002E-2" table:style-name="ce4">
            <text:p>0,0647</text:p>
          </table:table-cell>
          <table:table-cell office:value-type="float" office:value="0.19105209801" table:style-name="ce4">
            <text:p>0,1911</text:p>
          </table:table-cell>
          <table:table-cell office:value-type="float" office:value="2.5539324519000001E-3" table:style-name="ce4">
            <text:p>0,0026</text:p>
          </table:table-cell>
          <table:table-cell office:value-type="float" office:value="0.10447977366" table:style-name="ce4">
            <text:p>0,1045</text:p>
          </table:table-cell>
          <table:table-cell office:value-type="float" office:value="1.4349404200999999E-2" table:style-name="ce4">
            <text:p>0,0143</text:p>
          </table:table-cell>
          <table:table-cell table:number-columns-repeated="16369"/>
        </table:table-row>
        <table:table-row table:style-name="ro2">
          <table:table-cell table:number-columns-repeated="4" table:style-name="ce1"/>
          <table:table-cell office:value-type="float" office:value="100" table:style-name="ce5">
            <text:p>100,00</text:p>
          </table:table-cell>
          <table:table-cell office:value-type="float" office:value="3.2862835551117602" table:style-name="ce5">
            <text:p>3,29</text:p>
          </table:table-cell>
          <table:table-cell office:value-type="float" office:value="3.0209441892640401" table:style-name="ce5">
            <text:p>3,02</text:p>
          </table:table-cell>
          <table:table-cell office:value-type="float" office:value="3.1230721665336501" table:style-name="ce5">
            <text:p>3,12</text:p>
          </table:table-cell>
          <table:table-cell office:value-type="float" office:value="6.0918123142561598" table:style-name="ce5">
            <text:p>6,09</text:p>
          </table:table-cell>
          <table:table-cell office:value-type="float" office:value="2.9761829225391199" table:style-name="ce5">
            <text:p>2,98</text:p>
          </table:table-cell>
          <table:table-cell office:value-type="float" office:value="13.983249223541399" table:style-name="ce5">
            <text:p>13,98</text:p>
          </table:table-cell>
          <table:table-cell office:value-type="float" office:value="41.287096519982903" table:style-name="ce5">
            <text:p>41,29</text:p>
          </table:table-cell>
          <table:table-cell office:value-type="float" office:value="0.55191467011051998" table:style-name="ce5">
            <text:p>0,55</text:p>
          </table:table-cell>
          <table:table-cell office:value-type="float" office:value="22.5784827511321" table:style-name="ce5">
            <text:p>22,58</text:p>
          </table:table-cell>
          <table:table-cell office:value-type="float" office:value="3.1009616875284198" table:style-name="ce5">
            <text:p>3,10</text:p>
          </table:table-cell>
          <table:table-cell table:number-columns-repeated="16369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2">
            <text:p>refonctionnemen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</text:p>
          </table:table-cell>
          <table:table-cell office:value-type="string" table:style-name="ce1">
            <text:p>fiabilité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3">
            <text:p>1,000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98884300691399996" table:style-name="ce3">
            <text:p>0,989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0.97803469364700002" table:style-name="ce3">
            <text:p>0,97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0.96770068103399998" table:style-name="ce3">
            <text:p>0,96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0.95715557280800001" table:style-name="ce3">
            <text:p>0,95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0.94715575617000003" table:style-name="ce3">
            <text:p>0,94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0.93734924504600003" table:style-name="ce3">
            <text:p>0,93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0.92776382647" table:style-name="ce3">
            <text:p>0,92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0.91810017827599999" table:style-name="ce3">
            <text:p>0,91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0.90838943933000005" table:style-name="ce3">
            <text:p>0,90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.89864710278000004" table:style-name="ce3">
            <text:p>0,899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0.8891535492" table:style-name="ce3">
            <text:p>0,889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0.87989023049000004" table:style-name="ce3">
            <text:p>0,880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0.87082150599999997" table:style-name="ce3">
            <text:p>0,871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0.86191937823999998" table:style-name="ce3">
            <text:p>0,862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0.85315451613000004" table:style-name="ce3">
            <text:p>0,853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0.84451822979000002" table:style-name="ce3">
            <text:p>0,84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0.83597402547999999" table:style-name="ce3">
            <text:p>0,836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0.82757044305000005" table:style-name="ce3">
            <text:p>0,82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0.81930180267999997" table:style-name="ce3">
            <text:p>0,819</text:p>
          </table:table-cell>
          <table:table-cell table:style-name="ce3"/>
          <table:table-cell office:value-type="string" table:style-name="ce1">
            <text:p>défaillanc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édale</text:p>
          </table:table-cell>
          <table:table-cell office:value-type="string" table:style-name="ce1">
            <text:p>piston</text:p>
          </table:table-cell>
          <table:table-cell office:value-type="string" table:style-name="ce1">
            <text:p>maître-cylindre</text:p>
          </table:table-cell>
          <table:table-cell office:value-type="string" table:style-name="ce1">
            <text:p>liquide</text:p>
          </table:table-cell>
          <table:table-cell office:value-type="string" table:style-name="ce1">
            <text:p>réservoir</text:p>
          </table:table-cell>
          <table:table-cell office:value-type="string" table:style-name="ce1">
            <text:p>capteur</text:p>
          </table:table-cell>
          <table:table-cell office:value-type="string" table:style-name="ce1">
            <text:p>calculateur</text:p>
          </table:table-cell>
          <table:table-cell office:value-type="string" table:style-name="ce1">
            <text:p>actionneur</text:p>
          </table:table-cell>
          <table:table-cell office:value-type="string" table:style-name="ce1">
            <text:p>valve</text:p>
          </table:table-cell>
          <table:table-cell office:value-type="string" table:style-name="ce1">
            <text:p>disque frein</text:p>
          </table:table-cell>
          <table:table-cell table:number-columns-repeated="1636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0.81115828824000002" table:style-name="ce3">
            <text:p>0,811</text:p>
          </table:table-cell>
          <table:table-cell office:value-type="string" table:style-name="ce9">
            <text:p>-----&gt; à T = 4000 ut</text:p>
          </table:table-cell>
          <table:table-cell office:value-type="float" office:value="0.18884171176" table:style-name="ce3">
            <text:p>0,189</text:p>
          </table:table-cell>
          <table:table-cell office:value-type="float" office:value="0.18296131060633" table:style-name="ce4">
            <text:p>0,1830</text:p>
          </table:table-cell>
          <table:table-cell office:value-type="float" office:value="9.4493873181999994E-3" table:style-name="ce4">
            <text:p>0,0094</text:p>
          </table:table-cell>
          <table:table-cell office:value-type="float" office:value="9.6449875766999992E-3" table:style-name="ce4">
            <text:p>0,0096</text:p>
          </table:table-cell>
          <table:table-cell office:value-type="float" office:value="1.0195130607000001E-2" table:style-name="ce4">
            <text:p>0,0102</text:p>
          </table:table-cell>
          <table:table-cell office:value-type="float" office:value="1.9776027823999998E-2" table:style-name="ce4">
            <text:p>0,0198</text:p>
          </table:table-cell>
          <table:table-cell office:value-type="float" office:value="7.7222522159999998E-3" table:style-name="ce4">
            <text:p>0,0077</text:p>
          </table:table-cell>
          <table:table-cell office:value-type="float" office:value="4.5022349121999997E-2" table:style-name="ce4">
            <text:p>0,0450</text:p>
          </table:table-cell>
          <table:table-cell office:value-type="float" office:value="7.2011010532999997E-4" table:style-name="ce4">
            <text:p>0,0007</text:p>
          </table:table-cell>
          <table:table-cell office:value-type="float" office:value="2.2469926374000001E-3" table:style-name="ce4">
            <text:p>0,0022</text:p>
          </table:table-cell>
          <table:table-cell office:value-type="float" office:value="6.9493226408E-2" table:style-name="ce4">
            <text:p>0,0695</text:p>
          </table:table-cell>
          <table:table-cell office:value-type="float" office:value="8.6908467916999993E-3" table:style-name="ce4">
            <text:p>0,0087</text:p>
          </table:table-cell>
          <table:table-cell table:number-columns-repeated="16369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float" office:value="0.80308629187000002" table:style-name="ce3">
            <text:p>0,803</text:p>
          </table:table-cell>
          <table:table-cell table:style-name="ce3"/>
          <table:table-cell table:style-name="ce1"/>
          <table:table-cell office:value-type="float" office:value="100" table:style-name="ce5">
            <text:p>100,00</text:p>
          </table:table-cell>
          <table:table-cell office:value-type="float" office:value="5.1646915333547403" table:style-name="ce5">
            <text:p>5,16</text:p>
          </table:table-cell>
          <table:table-cell office:value-type="float" office:value="5.2715995227279002" table:style-name="ce5">
            <text:p>5,27</text:p>
          </table:table-cell>
          <table:table-cell office:value-type="float" office:value="5.5722877001774602" table:style-name="ce5">
            <text:p>5,57</text:p>
          </table:table-cell>
          <table:table-cell office:value-type="float" office:value="10.8088577625852" table:style-name="ce5">
            <text:p>10,81</text:p>
          </table:table-cell>
          <table:table-cell office:value-type="float" office:value="4.2207022842198798" table:style-name="ce5">
            <text:p>4,22</text:p>
          </table:table-cell>
          <table:table-cell office:value-type="float" office:value="24.607579041053501" table:style-name="ce5">
            <text:p>24,61</text:p>
          </table:table-cell>
          <table:table-cell office:value-type="float" office:value="0.39358600074713601" table:style-name="ce5">
            <text:p>0,39</text:p>
          </table:table-cell>
          <table:table-cell office:value-type="float" office:value="1.2281244761275001" table:style-name="ce5">
            <text:p>1,23</text:p>
          </table:table-cell>
          <table:table-cell office:value-type="float" office:value="37.982470817300602" table:style-name="ce5">
            <text:p>37,98</text:p>
          </table:table-cell>
          <table:table-cell office:value-type="float" office:value="4.7501008617060698" table:style-name="ce5">
            <text:p>4,75</text:p>
          </table:table-cell>
          <table:table-cell table:number-columns-repeated="16369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float" office:value="0.79518563616000004" table:style-name="ce3">
            <text:p>0,79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300" table:style-name="ce1">
            <text:p>2300</text:p>
          </table:table-cell>
          <table:table-cell office:value-type="float" office:value="0.78738475784999995" table:style-name="ce3">
            <text:p>0,78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400" table:style-name="ce1">
            <text:p>2400</text:p>
          </table:table-cell>
          <table:table-cell office:value-type="float" office:value="0.77969803582999997" table:style-name="ce3">
            <text:p>0,780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500" table:style-name="ce1">
            <text:p>2500</text:p>
          </table:table-cell>
          <table:table-cell office:value-type="float" office:value="0.77210121854000002" table:style-name="ce3">
            <text:p>0,772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0.76457324485" table:style-name="ce3">
            <text:p>0,76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700" table:style-name="ce1">
            <text:p>2700</text:p>
          </table:table-cell>
          <table:table-cell office:value-type="float" office:value="0.75713147543000003" table:style-name="ce3">
            <text:p>0,75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800" table:style-name="ce1">
            <text:p>2800</text:p>
          </table:table-cell>
          <table:table-cell office:value-type="float" office:value="0.74983412902000002" table:style-name="ce3">
            <text:p>0,750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2900" table:style-name="ce1">
            <text:p>2900</text:p>
          </table:table-cell>
          <table:table-cell office:value-type="float" office:value="0.74263812013999997" table:style-name="ce3">
            <text:p>0,743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0.73553495948000003" table:style-name="ce3">
            <text:p>0,736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100" table:style-name="ce1">
            <text:p>3100</text:p>
          </table:table-cell>
          <table:table-cell office:value-type="float" office:value="0.72850294487" table:style-name="ce3">
            <text:p>0,729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200" table:style-name="ce1">
            <text:p>3200</text:p>
          </table:table-cell>
          <table:table-cell office:value-type="float" office:value="0.72155802431000005" table:style-name="ce3">
            <text:p>0,722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300" table:style-name="ce1">
            <text:p>3300</text:p>
          </table:table-cell>
          <table:table-cell office:value-type="float" office:value="0.71468596089000003" table:style-name="ce3">
            <text:p>0,71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400" table:style-name="ce1">
            <text:p>3400</text:p>
          </table:table-cell>
          <table:table-cell office:value-type="float" office:value="0.70790250225999996" table:style-name="ce3">
            <text:p>0,70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500" table:style-name="ce1">
            <text:p>3500</text:p>
          </table:table-cell>
          <table:table-cell office:value-type="float" office:value="0.70123383398000005" table:style-name="ce3">
            <text:p>0,701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600" table:style-name="ce1">
            <text:p>3600</text:p>
          </table:table-cell>
          <table:table-cell office:value-type="float" office:value="0.69466888538000005" table:style-name="ce3">
            <text:p>0,695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700" table:style-name="ce1">
            <text:p>3700</text:p>
          </table:table-cell>
          <table:table-cell office:value-type="float" office:value="0.68818286956999997" table:style-name="ce3">
            <text:p>0,68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800" table:style-name="ce1">
            <text:p>3800</text:p>
          </table:table-cell>
          <table:table-cell office:value-type="float" office:value="0.68173579698999998" table:style-name="ce3">
            <text:p>0,682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3900" table:style-name="ce1">
            <text:p>3900</text:p>
          </table:table-cell>
          <table:table-cell office:value-type="float" office:value="0.67533275446999996" table:style-name="ce3">
            <text:p>0,675</text:p>
          </table:table-cell>
          <table:table-cell table:style-name="ce3"/>
          <table:table-cell office:value-type="string" table:style-name="ce1">
            <text:p>défaillanc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édale</text:p>
          </table:table-cell>
          <table:table-cell office:value-type="string" table:style-name="ce1">
            <text:p>piston</text:p>
          </table:table-cell>
          <table:table-cell office:value-type="string" table:style-name="ce1">
            <text:p>maître-cylindre</text:p>
          </table:table-cell>
          <table:table-cell office:value-type="string" table:style-name="ce1">
            <text:p>liquide</text:p>
          </table:table-cell>
          <table:table-cell office:value-type="string" table:style-name="ce1">
            <text:p>réservoir</text:p>
          </table:table-cell>
          <table:table-cell office:value-type="string" table:style-name="ce1">
            <text:p>capteur</text:p>
          </table:table-cell>
          <table:table-cell office:value-type="string" table:style-name="ce1">
            <text:p>calculateur</text:p>
          </table:table-cell>
          <table:table-cell office:value-type="string" table:style-name="ce1">
            <text:p>actionneur</text:p>
          </table:table-cell>
          <table:table-cell office:value-type="string" table:style-name="ce1">
            <text:p>valve</text:p>
          </table:table-cell>
          <table:table-cell office:value-type="string" table:style-name="ce1">
            <text:p>disque frein</text:p>
          </table:table-cell>
          <table:table-cell table:style-name="ce6"/>
          <table:table-cell table:number-columns-repeated="16368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0.66900789092000001" table:style-name="ce3">
            <text:p>0,669</text:p>
          </table:table-cell>
          <table:table-cell office:value-type="string" table:style-name="ce9">
            <text:p>-----&gt; à T = 4000 ut</text:p>
          </table:table-cell>
          <table:table-cell office:value-type="float" office:value="0.33099210907999999" table:style-name="ce3">
            <text:p>0,331</text:p>
          </table:table-cell>
          <table:table-cell office:value-type="float" office:value="0.31388194180873003" table:style-name="ce4">
            <text:p>0,3139</text:p>
          </table:table-cell>
          <table:table-cell office:value-type="float" office:value="1.6273577628E-2" table:style-name="ce7">
            <text:p>0,0163</text:p>
          </table:table-cell>
          <table:table-cell office:value-type="float" office:value="1.6392460516000001E-2" table:style-name="ce8">
            <text:p>0,0164</text:p>
          </table:table-cell>
          <table:table-cell office:value-type="float" office:value="1.6683557403E-2" table:style-name="ce7">
            <text:p>0,0167</text:p>
          </table:table-cell>
          <table:table-cell office:value-type="float" office:value="3.3733311002999998E-2" table:style-name="ce7">
            <text:p>0,0337</text:p>
          </table:table-cell>
          <table:table-cell office:value-type="float" office:value="1.6677297747999999E-2" table:style-name="ce7">
            <text:p>0,0167</text:p>
          </table:table-cell>
          <table:table-cell office:value-type="float" office:value="7.4194156541999998E-2" table:style-name="ce7">
            <text:p>0,0742</text:p>
          </table:table-cell>
          <table:table-cell office:value-type="float" office:value="6.1015053523000003E-4" table:style-name="ce8">
            <text:p>0,0006</text:p>
          </table:table-cell>
          <table:table-cell office:value-type="float" office:value="3.9410589904999996E-3" table:style-name="ce7">
            <text:p>0,0039</text:p>
          </table:table-cell>
          <table:table-cell office:value-type="float" office:value="0.12094007099" table:style-name="ce7">
            <text:p>0,1209</text:p>
          </table:table-cell>
          <table:table-cell office:value-type="float" office:value="1.4436300452999999E-2" table:style-name="ce7">
            <text:p>0,0144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float" office:value="100" table:style-name="ce5">
            <text:p>100,00</text:p>
          </table:table-cell>
          <table:table-cell office:value-type="float" office:value="5.18461735460928" table:style-name="ce5">
            <text:p>5,18</text:p>
          </table:table-cell>
          <table:table-cell office:value-type="float" office:value="5.2224923872775904" table:style-name="ce5">
            <text:p>5,22</text:p>
          </table:table-cell>
          <table:table-cell office:value-type="float" office:value="5.3152332711024401" table:style-name="ce5">
            <text:p>5,32</text:p>
          </table:table-cell>
          <table:table-cell office:value-type="float" office:value="10.7471333994601" table:style-name="ce5">
            <text:p>10,75</text:p>
          </table:table-cell>
          <table:table-cell office:value-type="float" office:value="5.3132390005929802" table:style-name="ce5">
            <text:p>5,31</text:p>
          </table:table-cell>
          <table:table-cell office:value-type="float" office:value="23.637599574687101" table:style-name="ce5">
            <text:p>23,64</text:p>
          </table:table-cell>
          <table:table-cell office:value-type="float" office:value="0.19438854357598201" table:style-name="ce5">
            <text:p>0,19</text:p>
          </table:table-cell>
          <table:table-cell office:value-type="float" office:value="1.2555864054458901" table:style-name="ce5">
            <text:p>1,26</text:p>
          </table:table-cell>
          <table:table-cell office:value-type="float" office:value="38.530432905151699" table:style-name="ce5">
            <text:p>38,53</text:p>
          </table:table-cell>
          <table:table-cell office:value-type="float" office:value="4.5992771580969301" table:style-name="ce5">
            <text:p>4,60</text:p>
          </table:table-cell>
          <table:table-cell table:number-columns-repeated="16369" table:style-name="ce1"/>
        </table:table-row>
        <table:table-row table:number-rows-repeated="10484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y!</meta:initial-creator>
    <dc:creator>Admin</dc:creator>
    <meta:creation-date>2015-05-10T11:22:27Z</meta:creation-date>
    <dc:date>2015-05-11T12:42:07Z</dc:date>
    <meta:editing-cycles>12</meta:editing-cycles>
    <meta:editing-duration>PT72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ff950e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circle" svg:height="255.0894488188976pt" svg:width="453.5150393700787pt" chart:style-name="Crt0">
        <chart:title svg:x="1.275433070866142pt" svg:y="8.956456692913386pt" chart:style-name="CT00">
          <text:p text:style-name="a0" text:class-names="" text:cond-style-name="">Contribution de chaque élément dans la défaillance du système pour T = 2000 u.t.</text:p>
        </chart:title>
        <chart:legend chart:legend-position="end" chart:legend-align="center" chart:style-name="Lgnd"/>
        <chart:plot-area svg:x="9.070314960629922pt" svg:y="36.13755905511811pt" svg:width="350.2270078740157pt" svg:height="213.849842519685pt" chart:style-name="Plt0">
          <chart:axis chart:dimension="x">
            <chart:categories table:cell-range-address="Feuille1.$F$22:.$O$22"/>
          </chart:axis>
          <chart:axis chart:dimension="y"/>
          <chart:series chart:values-cell-range-address="Feuille1.$F$23:.$O$2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ff950e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circle" svg:height="255.0894488188976pt" svg:width="453.5150393700787pt" chart:style-name="Crt0">
        <chart:title svg:x="1.275433070866142pt" svg:y="8.956456692913386pt" chart:style-name="CT00">
          <text:p text:style-name="a0" text:class-names="" text:cond-style-name="">Contribution de chaque élément dans la défaillance du système pour T = 4000 u.t.</text:p>
        </chart:title>
        <chart:legend chart:legend-position="end" chart:legend-align="center" chart:style-name="Lgnd"/>
        <chart:plot-area svg:x="9.070314960629922pt" svg:y="36.13755905511811pt" svg:width="350.2270078740157pt" svg:height="213.849842519685pt" chart:style-name="Plt0">
          <chart:axis chart:dimension="x">
            <chart:categories table:cell-range-address="Feuille1.$F$42:.$O$42"/>
          </chart:axis>
          <chart:axis chart:dimension="y"/>
          <chart:series chart:values-cell-range-address="Feuille1.$F$43:.$O$4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ff950e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circle" svg:height="255.0894488188976pt" svg:width="453.5150393700787pt" chart:style-name="Crt0">
        <chart:title svg:x="1.275433070866142pt" svg:y="8.956456692913386pt" chart:style-name="CT00">
          <text:p text:style-name="a0" text:class-names="" text:cond-style-name="">Contribution de chaque élément dans la défaillance du système pour T = 4000 u.t.</text:p>
        </chart:title>
        <chart:legend chart:legend-position="end" chart:legend-align="center" chart:style-name="Lgnd"/>
        <chart:plot-area svg:x="9.070314960629922pt" svg:y="36.13755905511811pt" svg:width="350.2270078740157pt" svg:height="213.849842519685pt" chart:style-name="Plt0">
          <chart:axis chart:dimension="x">
            <chart:categories table:cell-range-address="Feuille1.$F$91:.$O$91"/>
          </chart:axis>
          <chart:axis chart:dimension="y"/>
          <chart:series chart:values-cell-range-address="Feuille1.$F$92:.$O$9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ff950e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circle" svg:height="255.0894488188976pt" svg:width="453.5150393700787pt" chart:style-name="Crt0">
        <chart:title svg:x="1.275433070866142pt" svg:y="8.956456692913386pt" chart:style-name="CT00">
          <text:p text:style-name="a0" text:class-names="" text:cond-style-name="">Contribution de chaque élément dans la défaillance du système pour T = 2000 u.t.</text:p>
        </chart:title>
        <chart:legend chart:legend-position="end" chart:legend-align="center" chart:style-name="Lgnd"/>
        <chart:plot-area svg:x="9.070314960629922pt" svg:y="36.13755905511811pt" svg:width="350.2270078740157pt" svg:height="213.849842519685pt" chart:style-name="Plt0">
          <chart:axis chart:dimension="x">
            <chart:categories table:cell-range-address="Feuille1.$F$71:.$O$71"/>
          </chart:axis>
          <chart:axis chart:dimension="y"/>
          <chart:series chart:values-cell-range-address="Feuille1.$F$72:.$O$7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0894488188976pt" svg:width="453.5150393700787pt" chart:style-name="Crt0">
        <chart:title svg:x="78.54299212598426pt" svg:y="8.956456692913386pt" chart:style-name="CT00">
          <text:p text:style-name="a0" text:class-names="" text:cond-style-name="">Fiabilité du système de freinage en fonction du temps</text:p>
        </chart:title>
        <chart:plot-area svg:x="37.72669291338582pt" svg:y="36.13755905511811pt" svg:width="406.7179527559055pt" svg:height="186.0451181102362pt" chart:style-name="Plt0">
          <chart:axis chart:dimension="y" chart:name="primary-y" chart:style-name="Axs0">
            <chart:title svg:x="12.78338582677165pt" svg:y="146.9031496062992pt" chart:style-name="AT00">
              <text:p text:style-name="a1" text:class-names="" text:cond-style-name="">Fiabilité</text:p>
            </chart:title>
            <chart:grid chart:class="major" chart:style-name="GMa0"/>
          </chart:axis>
          <chart:axis chart:dimension="x" chart:name="primary-x" chart:style-name="Axs1">
            <chart:title svg:x="226.7007086614173pt" svg:y="227.2847244094488pt" chart:style-name="AT01">
              <text:p text:style-name="a2" text:class-names="" text:cond-style-name="">T (u.t.)</text:p>
            </chart:title>
            <chart:categories table:cell-range-address="Feuille1.$A$52:.$A$92"/>
          </chart:axis>
          <chart:series chart:values-cell-range-address="Feuille1.$B$52:.$B$92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313385826771pt" svg:width="453.7986614173228pt" chart:style-name="Crt0">
        <chart:title svg:x="78.6848031496063pt" svg:y="8.956456692913386pt" chart:style-name="CT00">
          <text:p text:style-name="a0" text:class-names="" text:cond-style-name="">Fiabilité du système de freinage en fonction du temps</text:p>
        </chart:title>
        <chart:plot-area svg:x="37.72669291338582pt" svg:y="36.13755905511811pt" svg:width="407.0014960629921pt" svg:height="186.1869291338583pt" chart:style-name="Plt0">
          <chart:axis chart:dimension="y" chart:name="primary-y" chart:style-name="Axs0">
            <chart:title svg:x="12.78338582677165pt" svg:y="146.9597637795275pt" chart:style-name="AT00">
              <text:p text:style-name="a1" text:class-names="" text:cond-style-name="">Fiabilité</text:p>
            </chart:title>
            <chart:grid chart:class="major" chart:style-name="GMa0"/>
          </chart:axis>
          <chart:axis chart:dimension="x" chart:name="primary-x" chart:style-name="Axs1">
            <chart:title svg:x="226.8425984251969pt" svg:y="227.4264566929134pt" chart:style-name="AT01">
              <text:p text:style-name="a2" text:class-names="" text:cond-style-name="">T (u.t.)</text:p>
            </chart:title>
            <chart:categories table:cell-range-address="Feuille1.$A$3:.$A$43"/>
          </chart:axis>
          <chart:series chart:values-cell-range-address="Feuille1.$B$3:.$B$43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